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2.749cm" table:align="margins"/>
    </style:style>
    <style:style style:name="Tabelle4.A" style:family="table-column">
      <style:table-column-properties style:column-width="12.74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2.749cm" table:align="margins"/>
    </style:style>
    <style:style style:name="Tabelle1.A" style:family="table-column">
      <style:table-column-properties style:column-width="6.375cm" style:rel-column-width="32767*"/>
    </style:style>
    <style:style style:name="Tabelle1.B" style:family="table-column">
      <style:table-column-properties style:column-width="6.375cm" style:rel-column-width="3276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749cm" table:align="margins"/>
    </style:style>
    <style:style style:name="Tabelle2.A" style:family="table-column">
      <style:table-column-properties style:column-width="12.749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2.758cm" fo:margin-left="0cm" fo:margin-right="-0.009cm" table:align="margins"/>
    </style:style>
    <style:style style:name="Tabelle7.A" style:family="table-column">
      <style:table-column-properties style:column-width="1.039cm" style:rel-column-width="5336*"/>
    </style:style>
    <style:style style:name="Tabelle7.B" style:family="table-column">
      <style:table-column-properties style:column-width="2.499cm" style:rel-column-width="12838*"/>
    </style:style>
    <style:style style:name="Tabelle7.C" style:family="table-column">
      <style:table-column-properties style:column-width="9.22cm" style:rel-column-width="47361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" style:family="table">
      <style:table-properties style:width="12.751cm" table:align="margins"/>
    </style:style>
    <style:style style:name="Tabelle5.A" style:family="table-column">
      <style:table-column-properties style:column-width="6.375cm" style:rel-column-width="32767*"/>
    </style:style>
    <style:style style:name="Tabelle5.B" style:family="table-column">
      <style:table-column-properties style:column-width="6.376cm" style:rel-column-width="32768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2.751cm" table:align="margins"/>
    </style:style>
    <style:style style:name="Tabelle8.A" style:family="table-column">
      <style:table-column-properties style:column-width="6.375cm" style:rel-column-width="32767*"/>
    </style:style>
    <style:style style:name="Tabelle8.B" style:family="table-column">
      <style:table-column-properties style:column-width="6.376cm" style:rel-column-width="32768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2.751cm" table:align="margins"/>
    </style:style>
    <style:style style:name="Tabelle9.A" style:family="table-column">
      <style:table-column-properties style:column-width="6.375cm" style:rel-column-width="32767*"/>
    </style:style>
    <style:style style:name="Tabelle9.B" style:family="table-column">
      <style:table-column-properties style:column-width="6.376cm" style:rel-column-width="32768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751cm" table:align="margins"/>
    </style:style>
    <style:style style:name="Tabelle6.A" style:family="table-column">
      <style:table-column-properties style:column-width="6.375cm" style:rel-column-width="32767*"/>
    </style:style>
    <style:style style:name="Tabelle6.B" style:family="table-column">
      <style:table-column-properties style:column-width="6.376cm" style:rel-column-width="32768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2.751cm" table:align="margins"/>
    </style:style>
    <style:style style:name="Tabelle3.A" style:family="table-column">
      <style:table-column-properties style:column-width="6.375cm" style:rel-column-width="32767*"/>
    </style:style>
    <style:style style:name="Tabelle3.B" style:family="table-column">
      <style:table-column-properties style:column-width="6.376cm" style:rel-column-width="32768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2.751cm" table:align="margins"/>
    </style:style>
    <style:style style:name="Tabelle18.A" style:family="table-column">
      <style:table-column-properties style:column-width="12.751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2.749cm" table:align="margins"/>
    </style:style>
    <style:style style:name="Tabelle10.A" style:family="table-column">
      <style:table-column-properties style:column-width="6.375cm" style:rel-column-width="32767*"/>
    </style:style>
    <style:style style:name="Tabelle10.B" style:family="table-column">
      <style:table-column-properties style:column-width="6.375cm" style:rel-column-width="32768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A3" style:family="table-cell">
      <style:table-cell-properties fo:padding="0.097cm" fo:border-left="0.002cm solid #000000" fo:border-right="none" fo:border-top="none" fo:border-bottom="0.002cm solid #000000"/>
    </style:style>
    <style:style style:name="Tabelle11" style:family="table">
      <style:table-properties style:width="12.758cm" fo:margin-left="0cm" fo:margin-right="-0.009cm" table:align="margins"/>
    </style:style>
    <style:style style:name="Tabelle11.A" style:family="table-column">
      <style:table-column-properties style:column-width="6.232cm" style:rel-column-width="32010*"/>
    </style:style>
    <style:style style:name="Tabelle11.B" style:family="table-column">
      <style:table-column-properties style:column-width="6.526cm" style:rel-column-width="3352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.A3" style:family="table-cell">
      <style:table-cell-properties fo:padding="0.097cm" fo:border-left="0.002cm solid #000000" fo:border-right="none" fo:border-top="none" fo:border-bottom="0.002cm solid #000000"/>
    </style:style>
    <style:style style:name="Tabelle12" style:family="table">
      <style:table-properties style:width="12.749cm" table:align="margins"/>
    </style:style>
    <style:style style:name="Tabelle12.A" style:family="table-column">
      <style:table-column-properties style:column-width="6.375cm" style:rel-column-width="32767*"/>
    </style:style>
    <style:style style:name="Tabelle12.B" style:family="table-column">
      <style:table-column-properties style:column-width="6.375cm" style:rel-column-width="32768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.A3" style:family="table-cell">
      <style:table-cell-properties fo:padding="0.097cm" fo:border-left="0.002cm solid #000000" fo:border-right="none" fo:border-top="none" fo:border-bottom="0.002cm solid #000000"/>
    </style:style>
    <style:style style:name="Tabelle14" style:family="table">
      <style:table-properties style:width="12.749cm" table:align="margins"/>
    </style:style>
    <style:style style:name="Tabelle14.A" style:family="table-column">
      <style:table-column-properties style:column-width="12.749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2.751cm" table:align="margins"/>
    </style:style>
    <style:style style:name="Tabelle15.A" style:family="table-column">
      <style:table-column-properties style:column-width="12.751cm" style:rel-column-width="65535*"/>
    </style:style>
    <style:style style:name="Tabelle15.A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2.751cm" table:align="margins"/>
    </style:style>
    <style:style style:name="Tabelle16.A" style:family="table-column">
      <style:table-column-properties style:column-width="6.375cm" style:rel-column-width="32767*"/>
    </style:style>
    <style:style style:name="Tabelle16.B" style:family="table-column">
      <style:table-column-properties style:column-width="6.376cm" style:rel-column-width="32768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.A3" style:family="table-cell">
      <style:table-cell-properties fo:padding="0.097cm" fo:border-left="0.002cm solid #000000" fo:border-right="none" fo:border-top="none" fo:border-bottom="0.002cm solid #000000"/>
    </style:style>
    <style:style style:name="Tabelle17" style:family="table">
      <style:table-properties style:width="12.751cm" table:align="margins"/>
    </style:style>
    <style:style style:name="Tabelle17.A" style:family="table-column">
      <style:table-column-properties style:column-width="6.375cm" style:rel-column-width="32767*"/>
    </style:style>
    <style:style style:name="Tabelle17.B" style:family="table-column">
      <style:table-column-properties style:column-width="6.376cm" style:rel-column-width="32768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.A3" style:family="table-cell">
      <style:table-cell-properties fo:padding="0.097cm" fo:border-left="0.002cm solid #000000" fo:border-right="none" fo:border-top="none" fo:border-bottom="0.002cm solid #000000"/>
    </style:style>
    <style:style style:name="Tabelle13" style:family="table">
      <style:table-properties style:width="12.751cm" table:align="margins"/>
    </style:style>
    <style:style style:name="Tabelle13.A" style:family="table-column">
      <style:table-column-properties style:column-width="12.751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text-properties style:font-name-asian="DejaVu Sans" style:font-name-complex="Tahoma" style:font-size-complex="16.1000003814697pt"/>
    </style:style>
    <style:style style:name="P6" style:family="paragraph" style:parent-style-name="Preformatted_20_Text">
      <style:text-properties style:font-name="DejaVu Sans Mono" style:text-underline-style="none" style:font-name-asian="DejaVu Sans Mono" style:font-name-complex="DejaVu Sans Mono"/>
    </style:style>
    <style:style style:name="P7" style:family="paragraph" style:parent-style-name="Preformatted_20_Text">
      <style:text-properties style:font-name="DejaVu Sans Mono" style:font-name-asian="DejaVu Sans Mono" style:font-name-complex="DejaVu Sans Mono"/>
    </style:style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fo:color="#262729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Table_20_Heading">HTML</text:p>
          </table:table-cell>
        </table:table-row>
        <table:table-row>
          <table:table-cell table:style-name="Tabelle4.A2" office:value-type="string">
            <text:p text:style-name="Preformatted_20_Text">&lt;link rel=“stylesheet“ href=“path/to/cssp/cssp.php?file1.cssp;file2.cssp;file3.cssp“&gt;</text:p>
          </table:table-cell>
        </table:table-row>
        <table:table-row>
          <table:table-cell table:style-name="Tabelle4.A2" office:value-type="string">
            <text:p text:style-name="P3">Only files ending with .cssp will be processed by cssp – all other formats will be merged with the cssp output unchanged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Table_20_Heading">Syntax</text:p>
          </table:table-cell>
          <table:covered-table-cell/>
        </table:table-row>
        <table:table-row>
          <table:table-cell table:style-name="Tabelle1.A2" office:value-type="string">
            <text:p text:style-name="Table_20_Contents">CSSP</text:p>
          </table:table-cell>
          <table:table-cell table:style-name="Tabelle1.B2" office:value-type="string">
            <text:p text:style-name="Table_20_Contents">Resulting CSS</text:p>
          </table:table-cell>
        </table:table-row>
        <table:table-row>
          <table:table-cell table:style-name="Tabelle1.A2" office:value-type="string">
            <text:p text:style-name="Preformatted_20_Text">@media screen</text:p>
            <text:p text:style-name="Preformatted_20_Text"/>
            <text:p text:style-name="Preformatted_20_Text">#foo, bar</text:p>
            <text:p text:style-name="Preformatted_20_Text"><text:tab/>color:red</text:p>
            <text:p text:style-name="Preformatted_20_Text"><text:tab/>font-size:10px</text:p>
            <text:p text:style-name="Preformatted_20_Text"><text:tab/>em, i</text:p>
            <text:p text:style-name="Preformatted_20_Text"><text:tab/><text:tab/>font-style:italic</text:p>
            <text:p text:style-name="Preformatted_20_Text"/>
            <text:p text:style-name="Preformatted_20_Text">@media print</text:p>
            <text:p text:style-name="Preformatted_20_Text"/>
            <text:p text:style-name="Preformatted_20_Text">#foo</text:p>
            <text:p text:style-name="Preformatted_20_Text"><text:tab/>color:blue</text:p>
            <text:p text:style-name="Preformatted_20_Text"/>
            <text:p text:style-name="Preformatted_20_Text">@media screen</text:p>
            <text:p text:style-name="Preformatted_20_Text"/>
            <text:p text:style-name="Preformatted_20_Text">#foobar</text:p>
            <text:p text:style-name="Preformatted_20_Text"><text:tab/>background:yellow</text:p>
          </table:table-cell>
          <table:table-cell table:style-name="Tabelle1.B2" office:value-type="string">
            <text:p text:style-name="Preformatted_20_Text">@media screen {</text:p>
            <text:p text:style-name="Preformatted_20_Text"><text:s text:c="8"/>#foo, bar {</text:p>
            <text:p text:style-name="Preformatted_20_Text"><text:s text:c="16"/>color: red;</text:p>
            <text:p text:style-name="Preformatted_20_Text"><text:s text:c="16"/>font-size: 10px;</text:p>
            <text:p text:style-name="Preformatted_20_Text"><text:s text:c="8"/>}</text:p>
            <text:p text:style-name="Preformatted_20_Text"><text:s text:c="8"/>#foo em, #foo i, bar em, bar i {</text:p>
            <text:p text:style-name="Preformatted_20_Text"><text:s text:c="16"/>font-style: italic;</text:p>
            <text:p text:style-name="Preformatted_20_Text"><text:s text:c="8"/>}</text:p>
            <text:p text:style-name="Preformatted_20_Text"><text:s text:c="8"/>#foobar {</text:p>
            <text:p text:style-name="Preformatted_20_Text"><text:s text:c="16"/>background: yellow;</text:p>
            <text:p text:style-name="Preformatted_20_Text"><text:s text:c="8"/>}</text:p>
            <text:p text:style-name="Preformatted_20_Text">}</text:p>
            <text:p text:style-name="Preformatted_20_Text"/>
            <text:p text:style-name="Preformatted_20_Text">@media print {</text:p>
            <text:p text:style-name="Preformatted_20_Text"><text:s text:c="8"/>#foo {</text:p>
            <text:p text:style-name="Preformatted_20_Text"><text:s text:c="16"/>color: blue;</text:p>
            <text:p text:style-name="Preformatted_20_Text"><text:s text:c="8"/>}</text:p>
            <text:p text:style-name="Preformatted_20_Text">}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Heading">Configuration</text:p>
          </table:table-cell>
        </table:table-row>
        <table:table-row>
          <table:table-cell table:style-name="Tabelle2.A2" office:value-type="string">
            <text:p text:style-name="Preformatted_20_Text">@cssp</text:p>
            <text:p text:style-name="Preformatted_20_Text"><text:tab/>compress:1 <text:s text:c="23"/>// Activiate minified css output</text:p>
            <text:p text:style-name="P5"><text:tab/>plugins:plugin1, plugin2, plugin3 // List of plugins to use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Table_20_Heading">Reserved Prefixes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Table_20_Contents">Prefix</text:p>
          </table:table-cell>
          <table:table-cell table:style-name="Tabelle7.A2" office:value-type="string">
            <text:p text:style-name="Table_20_Contents">Context</text:p>
          </table:table-cell>
          <table:table-cell table:style-name="Tabelle7.C2" office:value-type="string">
            <text:p text:style-name="Table_20_Contents">Effect</text:p>
          </table:table-cell>
        </table:table-row>
        <table:table-row>
          <table:table-cell table:style-name="Tabelle7.A3" table:number-rows-spanned="2" office:value-type="string">
            <text:p text:style-name="P2">$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Selector alias</text:p>
          </table:table-cell>
        </table:table-row>
        <table:table-row>
          <table:covered-table-cell/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Constant</text:p>
          </table:table-cell>
        </table:table-row>
        <table:table-row>
          <table:table-cell table:style-name="Tabelle7.A2" office:value-type="string">
            <text:p text:style-name="P2">$_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Special constant</text:p>
          </table:table-cell>
        </table:table-row>
        <table:table-row>
          <table:table-cell table:style-name="Tabelle7.A2" office:value-type="string">
            <text:p text:style-name="P2">?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Prototype, will be removed before output</text:p>
          </table:table-cell>
        </table:table-row>
        <table:table-row>
          <table:table-cell table:style-name="Tabelle7.A2" office:value-type="string">
            <text:p text:style-name="P2">&amp;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Function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Table_20_Heading">Aliases</text:p>
          </table:table-cell>
          <table:covered-table-cell/>
        </table:table-row>
        <table:table-row>
          <table:table-cell table:style-name="Tabelle5.A2" office:value-type="string">
            <text:p text:style-name="Table_20_Contents">CSSP</text:p>
          </table:table-cell>
          <table:table-cell table:style-name="Tabelle5.B2" office:value-type="string">
            <text:p text:style-name="Table_20_Contents">Resulting CSS</text:p>
          </table:table-cell>
        </table:table-row>
        <table:table-row>
          <table:table-cell table:style-name="Tabelle5.A2" office:value-type="string">
            <text:p text:style-name="Preformatted_20_Text">@aliases</text:p>
            <text:p text:style-name="Preformatted_20_Text"><text:tab/>header: #wrapper &gt; div.header h1</text:p>
            <text:p text:style-name="Preformatted_20_Text">$header</text:p>
            <text:p text:style-name="Preformatted_20_Text"><text:tab/>color:red</text:p>
          </table:table-cell>
          <table:table-cell table:style-name="Tabelle5.B2" office:value-type="string">
            <text:p text:style-name="Preformatted_20_Text">#wrapper &gt; div.header h1 {</text:p>
            <text:p text:style-name="Preformatted_20_Text"><text:s text:c="8"/>color: red;</text:p>
            <text:p text:style-name="P8">}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Table_20_Heading">Constants</text:p>
          </table:table-cell>
          <table:covered-table-cell/>
        </table:table-row>
        <table:table-row>
          <table:table-cell table:style-name="Tabelle8.A2" office:value-type="string">
            <text:p text:style-name="Table_20_Contents">CSSP</text:p>
          </table:table-cell>
          <table:table-cell table:style-name="Tabelle8.B2" office:value-type="string">
            <text:p text:style-name="Table_20_Contents">Resulting CSS</text:p>
          </table:table-cell>
        </table:table-row>
        <table:table-row>
          <table:table-cell table:style-name="Tabelle8.A2" office:value-type="string">
            <text:p text:style-name="P4">@constants</text:p>
            <text:p text:style-name="P4"><text:tab/>mainColor:#FF0</text:p>
            <text:p text:style-name="P4">#<text:span text:style-name="T1">foo</text:span></text:p>
            <text:p text:style-name="P6"><text:tab/>color:$mainColor</text:p>
          </table:table-cell>
          <table:table-cell table:style-name="Tabelle8.B2" office:value-type="string">
            <text:p text:style-name="Preformatted_20_Text">#foo {</text:p>
            <text:p text:style-name="Preformatted_20_Text"><text:s text:c="8"/>color: #FF0;</text:p>
            <text:p text:style-name="P8">}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Table_20_Heading">Special Constants</text:p>
          </table:table-cell>
          <table:covered-table-cell/>
        </table:table-row>
        <table:table-row>
          <table:table-cell table:style-name="Tabelle9.A2" office:value-type="string">
            <text:p text:style-name="P5">$_CSSPPATH // Path to css.php</text:p>
          </table:table-cell>
          <table:table-cell table:style-name="Tabelle9.B2" office:value-type="string">
            <text:p text:style-name="P5">$_FILEPATH // Path to current cssp file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Table_20_Heading">Extending elements</text:p>
          </table:table-cell>
          <table:covered-table-cell/>
        </table:table-row>
        <table:table-row>
          <table:table-cell table:style-name="Tabelle6.A2" office:value-type="string">
            <text:p text:style-name="Table_20_Contents">CSSP</text:p>
          </table:table-cell>
          <table:table-cell table:style-name="Tabelle6.B2" office:value-type="string">
            <text:p text:style-name="Table_20_Contents">Resulting CSS</text:p>
          </table:table-cell>
        </table:table-row>
        <table:table-row>
          <table:table-cell table:style-name="Tabelle6.A2" office:value-type="string">
            <text:p text:style-name="Preformatted_20_Text">#foo</text:p>
            <text:p text:style-name="Preformatted_20_Text"><text:tab/>color:red</text:p>
            <text:p text:style-name="Preformatted_20_Text">#bar</text:p>
            <text:p text:style-name="Preformatted_20_Text"><text:tab/>extends:#foo</text:p>
            <text:p text:style-name="Preformatted_20_Text"><text:tab/>background:green</text:p>
          </table:table-cell>
          <table:table-cell table:style-name="Tabelle6.B2" office:value-type="string">
            <text:p text:style-name="Preformatted_20_Text">#foo {</text:p>
            <text:p text:style-name="Preformatted_20_Text"><text:s text:c="8"/>color: red;</text:p>
            <text:p text:style-name="Preformatted_20_Text">}</text:p>
            <text:p text:style-name="Preformatted_20_Text">#bar {</text:p>
            <text:p text:style-name="Preformatted_20_Text"><text:s text:c="8"/>background: green;</text:p>
            <text:p text:style-name="Preformatted_20_Text"><text:s text:c="8"/>color: red;</text:p>
            <text:p text:style-name="Preformatted_20_Text">}</text:p>
          </table:table-cell>
        </table:table-row>
        <table:table-row>
          <table:table-cell table:style-name="Tabelle6.B2" table:number-columns-spanned="2" office:value-type="string">
            <text:p text:style-name="P3">To extend from multiple sources quote the selectors e.g. <text:span text:style-name="Teletype"><text:span text:style-name="T3">extends:“#foo“, “#bar“, “div.footbar“</text:span></text:span></text:p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Copying values from other elements</text:p>
          </table:table-cell>
          <table:covered-table-cell/>
        </table:table-row>
        <table:table-row>
          <table:table-cell table:style-name="Tabelle3.A2" office:value-type="string">
            <text:p text:style-name="Table_20_Contents">CSSP</text:p>
          </table:table-cell>
          <table:table-cell table:style-name="Tabelle3.B2" office:value-type="string">
            <text:p text:style-name="Table_20_Contents">Resulting CSS</text:p>
          </table:table-cell>
        </table:table-row>
        <table:table-row>
          <table:table-cell table:style-name="Tabelle3.A2" office:value-type="string">
            <text:p text:style-name="P6">#foo</text:p>
            <text:p text:style-name="Preformatted_20_Text"><text:span text:style-name="T2"><text:tab/></text:span>color:copy(#bar background)</text:p>
            <text:p text:style-name="Preformatted_20_Text">#bar</text:p>
            <text:p text:style-name="P8"><text:span text:style-name="T2"><text:tab/>b</text:span>ackground:#F00</text:p>
          </table:table-cell>
          <table:table-cell table:style-name="Tabelle3.B2" office:value-type="string">
            <text:p text:style-name="Preformatted_20_Text">#foo {</text:p>
            <text:p text:style-name="Preformatted_20_Text"><text:span text:style-name="T2"><text:tab/></text:span>color: #F00</text:p>
            <text:p text:style-name="Preformatted_20_Text">}</text:p>
            <text:p text:style-name="Preformatted_20_Text">#bar {</text:p>
            <text:p text:style-name="Preformatted_20_Text"><text:span text:style-name="T2"><text:tab/></text:span>background: #F00</text:p>
            <text:p text:style-name="Preformatted_20_Text">}</text:p>
          </table:table-cell>
        </table:table-row>
      </table:table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Table_20_Heading">Reset stylesheet plugin (<text:span text:style-name="Teletype">resetstyle</text:span>)</text:p>
          </table:table-cell>
        </table:table-row>
        <table:table-row>
          <table:table-cell table:style-name="Tabelle18.A2" office:value-type="string">
            <text:p text:style-name="P1">Includes a simple reset stylesheet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ext:soft-page-break/>
        <table:table-row>
          <table:table-cell table:style-name="Tabelle10.A1" table:number-columns-spanned="2" office:value-type="string">
            <text:p text:style-name="Table_20_Heading">Border radius plugin (<text:span text:style-name="Teletype">borderradius</text:span>)</text:p>
          </table:table-cell>
          <table:covered-table-cell/>
        </table:table-row>
        <table:table-row>
          <table:table-cell table:style-name="Tabelle10.A2" table:number-columns-spanned="2" office:value-type="string">
            <text:p text:style-name="P1">Automatic vendor-specific versions of <text:span text:style-name="Teletype">border-radius</text:span> plus new properties <text:span text:style-name="Teletype">border-top-radius</text:span>, <text:s/><text:span text:style-name="Teletype">border-right-radius</text:span>, <text:s/><text:span text:style-name="Teletype">border-bottom-radius</text:span> and <text:span text:style-name="Teletype">border-left-radius</text:span>.</text:p>
          </table:table-cell>
          <table:covered-table-cell/>
        </table:table-row>
        <table:table-row>
          <table:table-cell table:style-name="Tabelle10.A3" office:value-type="string">
            <text:p text:style-name="Table_20_Contents">CSSP</text:p>
          </table:table-cell>
          <table:table-cell table:style-name="Tabelle10.A2" office:value-type="string">
            <text:p text:style-name="Table_20_Contents">Resulting CSS</text:p>
          </table:table-cell>
        </table:table-row>
        <table:table-row>
          <table:table-cell table:style-name="Tabelle10.A3" office:value-type="string">
            <text:p text:style-name="P7">#foo</text:p>
            <text:p text:style-name="P8"><text:span text:style-name="T2"><text:tab/></text:span>border-radius:4px;</text:p>
          </table:table-cell>
          <table:table-cell table:style-name="Tabelle10.A2" office:value-type="string">
            <text:p text:style-name="Preformatted_20_Text">#foo {</text:p>
            <text:p text:style-name="Preformatted_20_Text"><text:span text:style-name="T2"><text:tab/></text:span>-moz-border-radius: 4px;</text:p>
            <text:p text:style-name="Preformatted_20_Text"><text:span text:style-name="T2"><text:tab/></text:span>-khtml-border-radius: 4px;</text:p>
            <text:p text:style-name="Preformatted_20_Text"><text:span text:style-name="T2"><text:tab/></text:span>-webkit-border-radius: 4px;</text:p>
            <text:p text:style-name="Preformatted_20_Text"><text:span text:style-name="T2"><text:tab/></text:span>border-radius: 4px;</text:p>
            <text:p text:style-name="Preformatted_20_Text">}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table:number-columns-spanned="2" office:value-type="string">
            <text:p text:style-name="Table_20_Heading">Box shadow plugin (<text:span text:style-name="Teletype">boxshadow</text:span>)</text:p>
          </table:table-cell>
          <table:covered-table-cell/>
        </table:table-row>
        <table:table-row>
          <table:table-cell table:style-name="Tabelle11.A2" table:number-columns-spanned="2" office:value-type="string">
            <text:p text:style-name="P1">Automatic vendor-specific versions of <text:span text:style-name="Teletype">box-shadow.</text:span></text:p>
          </table:table-cell>
          <table:covered-table-cell/>
        </table:table-row>
        <table:table-row>
          <table:table-cell table:style-name="Tabelle11.A3" office:value-type="string">
            <text:p text:style-name="Table_20_Contents">CSSP</text:p>
          </table:table-cell>
          <table:table-cell table:style-name="Tabelle11.A2" office:value-type="string">
            <text:p text:style-name="Table_20_Contents">Resulting CSS</text:p>
          </table:table-cell>
        </table:table-row>
        <table:table-row>
          <table:table-cell table:style-name="Tabelle11.A3" office:value-type="string">
            <text:p text:style-name="Preformatted_20_Text">#foo</text:p>
            <text:p text:style-name="P8"><text:span text:style-name="T2"><text:tab/></text:span>box-shadow:4px 4px 4px #666;</text:p>
          </table:table-cell>
          <table:table-cell table:style-name="Tabelle11.A2" office:value-type="string">
            <text:p text:style-name="Preformatted_20_Text">#foo {</text:p>
            <text:p text:style-name="Preformatted_20_Text"><text:span text:style-name="T2"><text:tab/></text:span>-moz-box-shadow: 4px 4px 4px #666;</text:p>
            <text:p text:style-name="Preformatted_20_Text"><text:span text:style-name="T2"><text:tab/></text:span>-webkit-box-shadow: 4px 4px 4px #666;</text:p>
            <text:p text:style-name="Preformatted_20_Text"><text:span text:style-name="T2"><text:tab/></text:span>box-shadow: 4px 4px 4px #666;</text:p>
            <text:p text:style-name="Preformatted_20_Text">}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Table_20_Heading">Bullet proof @font-face plugin (<text:span text:style-name="Teletype">fontface</text:span>)</text:p>
          </table:table-cell>
          <table:covered-table-cell/>
        </table:table-row>
        <table:table-row>
          <table:table-cell table:style-name="Tabelle12.A2" table:number-columns-spanned="2" office:value-type="string">
            <text:p text:style-name="P1">Generates bullet proof @font-face declarations from a simplified syntax. </text:p>
          </table:table-cell>
          <table:covered-table-cell/>
        </table:table-row>
        <table:table-row>
          <table:table-cell table:style-name="Tabelle12.A3" office:value-type="string">
            <text:p text:style-name="Table_20_Contents">CSSP</text:p>
          </table:table-cell>
          <table:table-cell table:style-name="Tabelle12.A2" office:value-type="string">
            <text:p text:style-name="Table_20_Contents">Resulting CSS</text:p>
          </table:table-cell>
        </table:table-row>
        <table:table-row>
          <table:table-cell table:style-name="Tabelle12.A3" office:value-type="string">
            <text:p text:style-name="Preformatted_20_Text">@font-face</text:p>
            <text:p text:style-name="Preformatted_20_Text"><text:span text:style-name="T2"><text:tab/></text:span>font-family:'Graublau Web';</text:p>
            <text:p text:style-name="Preformatted_20_Text"><text:span text:style-name="T2"><text:tab/></text:span>local:'Graublau Web Regular';</text:p>
            <text:p text:style-name="Preformatted_20_Text"><text:span text:style-name="T2"><text:tab/></text:span>otf:url('GraublauWeb.otf');</text:p>
            <text:p text:style-name="Preformatted_20_Text"><text:span text:style-name="T2"><text:tab/></text:span>eot:url('GraublauWeb.eot');</text:p>
            <text:p text:style-name="Preformatted_20_Text"><text:span text:style-name="T2"><text:tab/></text:span>font-weight:bold;</text:p>
            <text:p text:style-name="P8"><text:span text:style-name="T2"><text:tab/></text:span>font-style:italic;</text:p>
            <text:p text:style-name="Preformatted_20_Text"/>
          </table:table-cell>
          <table:table-cell table:style-name="Tabelle12.A2" office:value-type="string">
            <text:p text:style-name="Preformatted_20_Text">@font-face {</text:p>
            <text:p text:style-name="Preformatted_20_Text"><text:span text:style-name="T2"><text:tab/></text:span>font-family: 'Graublau Web';</text:p>
            <text:p text:style-name="Preformatted_20_Text"><text:span text:style-name="T2"><text:tab/></text:span>font-weight: bold;</text:p>
            <text:p text:style-name="Preformatted_20_Text"><text:span text:style-name="T2"><text:tab/></text:span>font-style: italic;</text:p>
            <text:p text:style-name="Preformatted_20_Text"><text:span text:style-name="T2"><text:tab/></text:span>src: url('GraublauWeb.eot');</text:p>
            <text:p text:style-name="Preformatted_20_Text"><text:span text:style-name="T2"><text:tab/></text:span>src: local('Graublau Web Regular'), <text:span text:style-name="T2"><text:tab/><text:tab/></text:span>local('Graublau Web'),</text:p>
            <text:p text:style-name="Preformatted_20_Text"><text:span text:style-name="T2"><text:tab/></text:span> <text:s text:c="7"/>url('GraublauWeb.otf') <text:span text:style-name="T2"><text:tab/><text:tab/></text:span>format(opentype);</text:p>
            <text:p text:style-name="Preformatted_20_Text">}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Heading">Minifier plugin (<text:span text:style-name="Teletype">minifier</text:span>)</text:p>
          </table:table-cell>
        </table:table-row>
        <table:table-row>
          <table:table-cell table:style-name="Tabelle14.A2" office:value-type="string">
            <text:p text:style-name="P1">Performs a number of micro-optimizations (shortening hex codes and the like).</text:p>
          </table:table-cell>
        </table:table-row>
      </table:table>
      <text:p text:style-name="Text_20_body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Table_20_Heading">Data URI plugin (<text:span text:style-name="Teletype">datauri</text:span>)</text:p>
          </table:table-cell>
        </table:table-row>
        <table:table-row>
          <table:table-cell table:style-name="Tabelle15.A2" office:value-type="string">
            <text:p text:style-name="P1">Injects all images smaller than 24kb as a base64-encoded string into the CSS for all dataURI-capable browsers </text:p>
          </table:table-cell>
        </table:table-row>
      </table:table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table:number-columns-spanned="2" office:value-type="string">
            <text:p text:style-name="Table_20_Heading">Browser, engine and device detection plugin (b<text:span text:style-name="Teletype">rowser</text:span>)</text:p>
          </table:table-cell>
          <table:covered-table-cell/>
        </table:table-row>
        <table:table-row>
          <table:table-cell table:style-name="Tabelle16.A2" table:number-columns-spanned="2" office:value-type="string">
            <text:p text:style-name="P1">Detects browsers, rendering engines and devices and excludes/includes CSS elements accordingly.</text:p>
          </table:table-cell>
          <table:covered-table-cell/>
        </table:table-row>
        <table:table-row>
          <table:table-cell table:style-name="Tabelle16.A3" office:value-type="string">
            <text:p text:style-name="Table_20_Contents">Match by browser</text:p>
          </table:table-cell>
          <table:table-cell table:style-name="Tabelle16.A2" office:value-type="string">
            <text:p text:style-name="Table_20_Contents">Negative matching</text:p>
          </table:table-cell>
        </table:table-row>
        <table:table-row>
          <table:table-cell table:style-name="Tabelle16.A3" office:value-type="string">
            <text:p text:style-name="Preformatted_20_Text">// Will show up only in firefox</text:p>
            <text:p text:style-name="Preformatted_20_Text">#foo</text:p>
            <text:p text:style-name="Preformatted_20_Text"><text:tab/>color:red</text:p>
            <text:p text:style-name="Preformatted_20_Text"><text:tab/>browser:firefox</text:p>
          </table:table-cell>
          <table:table-cell table:style-name="Tabelle16.A2" office:value-type="string">
            <text:p text:style-name="Preformatted_20_Text">// Will show up everywhere EXCEPT in firefox</text:p>
            <text:p text:style-name="Preformatted_20_Text">#foo</text:p>
            <text:p text:style-name="Preformatted_20_Text"><text:tab/>color:red</text:p>
            <text:p text:style-name="Preformatted_20_Text"><text:tab/>browser:^firefox</text:p>
          </table:table-cell>
        </table:table-row>
        <table:table-row>
          <table:table-cell table:style-name="Tabelle16.A3" office:value-type="string">
            <text:p text:style-name="Table_20_Contents">Match by browser version</text:p>
          </table:table-cell>
          <table:table-cell table:style-name="Tabelle16.A2" office:value-type="string">
            <text:p text:style-name="Table_20_Contents">Match by engine</text:p>
          </table:table-cell>
        </table:table-row>
        <table:table-row>
          <table:table-cell table:style-name="Tabelle16.A3" office:value-type="string">
            <text:p text:style-name="Preformatted_20_Text">// Will not show up in IE6 and lower</text:p>
            <text:p text:style-name="Preformatted_20_Text">#foo</text:p>
            <text:p text:style-name="Preformatted_20_Text"><text:tab/>color:red</text:p>
            <text:p text:style-name="Preformatted_20_Text"><text:tab/>browser:^msie&lt;=6</text:p>
          </table:table-cell>
          <table:table-cell table:style-name="Tabelle16.A2" office:value-type="string">
            <text:p text:style-name="Preformatted_20_Text">// Will show up only in browsers using gecko</text:p>
            <text:p text:style-name="Preformatted_20_Text">#foo</text:p>
            <text:p text:style-name="Preformatted_20_Text"><text:tab/>color:red</text:p>
            <text:p text:style-name="Preformatted_20_Text"><text:tab/>engine:gecko</text:p>
          </table:table-cell>
        </table:table-row>
        <table:table-row>
          <table:table-cell table:style-name="Tabelle16.A3" office:value-type="string">
            <text:p text:style-name="Table_20_Contents">Match by device</text:p>
          </table:table-cell>
          <table:table-cell table:style-name="Tabelle16.A2" table:number-rows-spanned="2" office:value-type="string">
            <text:p text:style-name="P3">To show/hide whole cssp files for specific browsers, engines or devices (e.g. to create mobile-only designs or hide ie hacks from real browsers) simply add browser, engine or device rules to your @cssp configuration element.</text:p>
          </table:table-cell>
        </table:table-row>
        <table:table-row>
          <table:table-cell table:style-name="Tabelle16.A3" office:value-type="string">
            <text:p text:style-name="Preformatted_20_Text">// Will show up only on mobile devices</text:p>
            <text:p text:style-name="Preformatted_20_Text">#foo</text:p>
            <text:p text:style-name="Preformatted_20_Text"><text:tab/>color:red</text:p>
            <text:p text:style-name="Preformatted_20_Text"><text:tab/>device:mobile</text:p>
          </table:table-cell>
          <table:covered-table-cell/>
        </table:table-row>
      </table:table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table:number-columns-spanned="2" office:value-type="string">
            <text:p text:style-name="Table_20_Heading">Operating system detection plugin (<text:span text:style-name="Teletype">os</text:span>)</text:p>
          </table:table-cell>
          <table:covered-table-cell/>
        </table:table-row>
        <table:table-row>
          <table:table-cell table:style-name="Tabelle17.A2" table:number-columns-spanned="2" office:value-type="string">
            <text:p text:style-name="P1">Detects operating systems and excludes/includes CSS elements accordingly.</text:p>
          </table:table-cell>
          <table:covered-table-cell/>
        </table:table-row>
        <table:table-row>
          <table:table-cell table:style-name="Tabelle17.A3" office:value-type="string">
            <text:p text:style-name="Table_20_Contents">Match by os</text:p>
          </table:table-cell>
          <table:table-cell table:style-name="Tabelle17.A2" table:number-rows-spanned="2" office:value-type="string">
            <text:p text:style-name="P3">To show/hide whole cssp files for specific operating systems, simply add an os rule to your @cssp configuration element.</text:p>
          </table:table-cell>
        </table:table-row>
        <table:table-row>
          <table:table-cell table:style-name="Tabelle17.A3" office:value-type="string">
            <text:p text:style-name="Preformatted_20_Text">// Will show up only on windows</text:p>
            <text:p text:style-name="Preformatted_20_Text">#foo</text:p>
            <text:p text:style-name="Preformatted_20_Text"><text:tab/>color:red</text:p>
            <text:p text:style-name="Preformatted_20_Text"><text:tab/>os:windows</text:p>
          </table:table-cell>
          <table:covered-table-cell/>
        </table:table-row>
      </table:table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Table_20_Heading">Loader plugin (<text:span text:style-name="Teletype">loader</text:span>)</text:p>
          </table:table-cell>
        </table:table-row>
        <table:table-row>
          <table:table-cell table:style-name="Tabelle13.A2" office:value-type="string">
            <text:p text:style-name="P1">Inserts the contents of another cssp file at the location of the @load declaration before parsig.</text:p>
          </table:table-cell>
        </table:table-row>
        <table:table-row>
          <table:table-cell table:style-name="Tabelle13.A2" office:value-type="string">
            <text:p text:style-name="Table_20_Contents">CSSP</text:p>
          </table:table-cell>
        </table:table-row>
        <table:table-row>
          <table:table-cell table:style-name="Tabelle13.A2" office:value-type="string">
            <text:p text:style-name="Preformatted_20_Text">@load url(path/to/file.cssp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style:shadow="none" text:number-lines="false" text:line-number="0"/>
      <style:text-properties style:font-name="Gill Sans MT" fo:font-size="8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lways" style:page-number="auto"/>
      <style:text-properties style:font-name="Gill Sans MT1" fo:font-size="70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line-height="150%" style:page-number="auto" style:shadow="none"/>
      <style:text-properties style:font-name="Consolas" fo:font-size="7pt" style:font-name-asian="Bitstream Vera Sans Mono" style:font-size-asian="10pt" style:font-name-complex="Bitstream Vera Sans Mono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style:shadow="none" text:number-lines="false" text:line-number="0"/>
      <style:text-properties fo:font-size="10pt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 style:master-page-name="">
      <style:paragraph-properties fo:margin-left="0cm" fo:margin-right="0cm" fo:line-height="100%" fo:keep-together="always" fo:text-indent="0cm" style:auto-text-indent="false" style:page-number="auto" fo:background-color="transparent" style:shadow="none" fo:keep-with-next="always" style:join-border="false">
        <style:tab-stops/>
        <style:background-image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nsolas" style:font-name-asian="Bitstream Vera Sans Mono" style:font-size-asian="10.5pt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röner</meta:initial-creator>
    <meta:creation-date>2010-02-04T21:39:03</meta:creation-date>
    <dc:date>2010-02-06T15:28:24</dc:date>
    <dc:creator>Peter Kröner</dc:creator>
    <meta:editing-duration>PT01H35M42S</meta:editing-duration>
    <meta:editing-cycles>16</meta:editing-cycles>
    <meta:generator>OpenOffice.org/3.1$Unix OpenOffice.org_project/310m19$Build-9420</meta:generator>
    <meta:document-statistic meta:table-count="18" meta:image-count="0" meta:object-count="0" meta:page-count="2" meta:paragraph-count="197" meta:word-count="584" meta:character-count="4347"/>
  </office:meta>
</office:document-meta>
</file>